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83A03113.jpg" manifest:media-type=""/>
  <manifest:file-entry manifest:full-path="Pictures/2000003D00002EDA00001E5C3B6FA24D.svm" manifest:media-type=""/>
  <manifest:file-entry manifest:full-path="Pictures/1000000000000780000004B06DE93540.jpg" manifest:media-type=""/>
  <manifest:file-entry manifest:full-path="Pictures/1000020100000640000004B04FA2FD7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2-title">
      <style:graphic-properties draw:auto-grow-height="true" fo:min-height="2.51cm"/>
    </style:style>
    <style:style style:name="pr5" style:family="presentation" style:parent-style-name="Default_20_2-outline1">
      <style:graphic-properties fo:min-height="13.61cm"/>
    </style:style>
    <style:style style:name="pr6" style:family="presentation" style:parent-style-name="Default_20_2-notes">
      <style:graphic-properties draw:fill-color="#ffffff" draw:auto-grow-height="true" fo:min-height="13.364cm"/>
    </style:style>
    <style:style style:name="pr7" style:family="presentation" style:parent-style-name="Default_20_1-title">
      <style:graphic-properties draw:auto-grow-height="true" fo:min-height="2.51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draw:auto-grow-height="true" fo:min-height="13.364cm"/>
    </style:style>
    <style:style style:name="pr10" style:family="presentation" style:parent-style-name="Default_20_6-title">
      <style:graphic-properties draw:auto-grow-height="true" fo:min-height="5.51cm"/>
    </style:style>
    <style:style style:name="pr11" style:family="presentation" style:parent-style-name="Default_20_6-outline1">
      <style:graphic-properties fo:min-height="11.93cm"/>
    </style:style>
    <style:style style:name="pr12" style:family="presentation" style:parent-style-name="Default_20_6-notes">
      <style:graphic-properties draw:fill-color="#ffffff" draw:auto-grow-height="true" fo:min-height="13.364cm"/>
    </style:style>
    <style:style style:name="pr13" style:family="presentation" style:parent-style-name="Default_20_4-title">
      <style:graphic-properties draw:auto-grow-height="true" fo:min-height="3.506cm"/>
    </style:style>
    <style:style style:name="pr14" style:family="presentation" style:parent-style-name="Default_20_4-outline1">
      <style:graphic-properties fo:min-height="13.61cm"/>
    </style:style>
    <style:style style:name="pr15" style:family="presentation" style:parent-style-name="Default_20_4-notes">
      <style:graphic-properties draw:fill-color="#ffffff" draw:auto-grow-height="true" fo:min-height="13.364cm"/>
    </style:style>
    <style:style style:name="pr16" style:family="presentation" style:parent-style-name="Default_20_5-title">
      <style:graphic-properties draw:auto-grow-height="true" fo:min-height="2.649cm"/>
    </style:style>
    <style:style style:name="pr17" style:family="presentation" style:parent-style-name="Default_20_5-outline1">
      <style:graphic-properties fo:min-height="64.756cm"/>
    </style:style>
    <style:style style:name="pr18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text-properties fo:color="#629e1f" fo:font-family="FifthLeg" style:font-style-name="Regular" style:font-pitch="variable" fo:font-size="60pt" style:font-size-asian="18pt" style:font-size-complex="18pt"/>
    </style:style>
    <style:style style:name="T1" style:family="text">
      <style:text-properties fo:color="#629e1f" fo:font-family="FifthLeg" style:font-style-name="Regular" style:font-pitch="variable" fo:font-size="6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.1_25_20professional_25_20presentation_25_20template" presentation:presentation-page-layout-name="AL1T1">
        <draw:frame presentation:style-name="pr1" draw:layer="layout" svg:width="24.488cm" svg:height="5.173cm" svg:x="1.88cm" svg:y="4.45cm" presentation:class="title" presentation:user-transformed="true">
          <draw:text-box>
            <text:p>openSUSE 12.2</text:p>
          </draw:text-box>
        </draw:frame>
        <draw:frame presentation:style-name="pr2" draw:layer="layout" svg:width="12.394cm" svg:height="13.86cm" svg:x="1.88cm" svg:y="11.5cm" presentation:class="outline">
          <draw:text-box>
            <text:list text:style-name="L2">
              <text:list-item>
                <text:p>By x</text:p>
              </text:list-item>
              <text:list-item>
                <text:p>openSUSE Ambassa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2" presentation:presentation-page-layout-name="AL1T1">
        <draw:frame presentation:style-name="pr4" draw:layer="layout" svg:width="24.716cm" svg:height="2.51cm" svg:x="1.884cm" svg:y="0.837cm" presentation:class="title" presentation:placeholder="true">
          <draw:text-box/>
        </draw:frame>
        <draw:frame presentation:style-name="pr5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draw:frame presentation:style-name="pr7" draw:layer="layout" svg:width="24.716cm" svg:height="2.51cm" svg:x="1.884cm" svg:y="0.837cm" presentation:class="title" presentation:placeholder="true">
          <draw:text-box/>
        </draw:frame>
        <draw:frame presentation:style-name="pr8" draw:layer="layout" svg:width="25.2cm" svg:height="12.18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6" presentation:presentation-page-layout-name="AL1T1">
        <draw:frame presentation:style-name="pr10" draw:layer="layout" svg:width="25.2cm" svg:height="5.51cm" svg:x="2cm" svg:y="7.745cm" presentation:class="title" presentation:placeholder="true">
          <draw:text-box/>
        </draw:frame>
        <draw:frame presentation:style-name="pr11" draw:layer="layout" svg:width="11.883cm" svg:height="12.18cm" svg:x="42.512cm" svg:y="22.9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1T1">
        <draw:frame presentation:style-name="pr13" draw:layer="layout" svg:width="25.199cm" svg:height="3.506cm" svg:x="1.162cm" svg:y="27.057cm" presentation:class="title" presentation:placeholder="true">
          <draw:text-box/>
        </draw:frame>
        <draw:frame presentation:style-name="pr14" draw:layer="layout" svg:width="4.664cm" svg:height="34.269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5" draw:layer="layout" svg:width="16.799cm" svg:height="13.364cm" svg:x="2.1cm" svg:y="14.107cm" presentation:class="notes">
            <draw:text-box>
              <text:p>To get openSUSE, go to openSUSE.org. You will find download links and more.</text:p>
              <text:p/>
              <text:p>To build your own OS on top of openSUSE, go to susestudio.com – you can customize it with your packages, artwork and even files and scripts, then download it for an USB stick, hard drive or CD.</text:p>
              <text:p/>
              <text:p>Of course you can look up an openSUSE ambassador like me and see if they have some DVD's of openSUSE for you!</text:p>
            </draw:text-box>
          </draw:frame>
        </presentation:notes>
      </draw:page>
      <draw:page draw:name="page6" draw:style-name="dp1" draw:master-page-name="Default_20_5" presentation:presentation-page-layout-name="AL1T1">
        <draw:frame presentation:style-name="pr16" draw:layer="layout" svg:width="12.601cm" svg:height="2.649cm" svg:x="39.269cm" svg:y="28.85cm" presentation:class="title" presentation:placeholder="true">
          <draw:text-box/>
        </draw:frame>
        <draw:frame presentation:style-name="pr17" draw:layer="layout" svg:width="9.341cm" svg:height="13.86cm" svg:x="35.859cm" svg:y="29.29cm" presentation:class="outline" presentation:placeholder="true">
          <draw:text-box/>
        </draw:frame>
        <draw:frame draw:style-name="gr2" draw:text-style-name="P1" draw:layer="layout" svg:width="15.861cm" svg:height="3.21cm" svg:x="6.349cm" svg:y="14.777cm">
          <draw:text-box>
            <text:p><text:span text:style-name="T1">Have a lot of fun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8" draw:layer="layout" svg:width="16.799cm" svg:height="13.364cm" svg:x="2.1cm" svg:y="14.107cm" presentation:class="notes">
            <draw:text-box>
              <text:p>Thanks for listen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fo:color="#cccccd" style:text-outline="false" style:text-line-through-style="none" fo:font-family="'Liberation Sans'" style:font-style-name="Bold" style:font-family-generic="swiss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cccd" style:text-outline="false" style:text-line-through-style="none" fo:font-family="FifthLeg" style:font-style-name="Bold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c3c41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c3c41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c3c41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d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 style:list-style-name="ML3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svg:stroke-color="#7ac142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title">
      <style:graphic-properties draw:auto-grow-height="false" fo:min-height="3.507cm"/>
    </style:style>
    <style:style style:name="Mpr12" style:family="presentation" style:parent-style-name="Default_20_2-outline1" style:list-style-name="ML5">
      <style:graphic-properties fo:min-height="13.86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5" style:family="presentation" style:parent-style-name="Default_20_2-backgroundobjects">
      <style:graphic-properties svg:stroke-color="#7ac142" draw:fill="none" draw:textarea-vertical-align="middle"/>
    </style:style>
    <style:style style:name="Mpr16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0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2" style:family="presentation" style:parent-style-name="Default_20_4-backgroundobjects">
      <style:graphic-properties draw:stroke="none" svg:stroke-color="#333333" draw:fill="none" draw:fill-color="#ffffff" draw:textarea-vertical-align="middle" draw:auto-grow-height="false" fo:min-height="1.449cm"/>
    </style:style>
    <style:style style:name="Mpr23" style:family="presentation" style:parent-style-name="Default_20_4-backgroundobjects">
      <style:graphic-properties svg:stroke-color="#7ac142" draw:fill="none" draw:textarea-vertical-align="middle"/>
    </style:style>
    <style:style style:name="Mpr24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7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8" style:family="presentation" style:parent-style-name="Default_20_5-backgroundobjects">
      <style:graphic-properties svg:stroke-color="#7ac142" draw:fill="none" draw:textarea-vertical-align="middle"/>
    </style:style>
    <style:style style:name="Mpr29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30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ffffff" fo:font-size="14pt" style:font-size-asian="14pt" style:font-size-complex="14pt"/>
    </style:style>
    <style:style style:name="MP6" style:family="paragraph">
      <style:paragraph-properties fo:text-align="end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c3c4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office:forms form:automatic-focus="false" form:apply-design-mode="false"/>
      <draw:frame draw:style-name="Mgr3" draw:text-style-name="MP3" draw:layer="backgroundobjects" svg:width="34.4cm" svg:height="21.5cm" svg:x="-6.4cm" svg:y="0cm">
        <draw:image xlink:href="Pictures/1000000000000780000004B06DE93540.jpg" xlink:type="simple" xlink:show="embed" xlink:actuate="onLoad">
          <text:p/>
        </draw:image>
      </draw:frame>
      <draw:frame presentation:style-name="Mpr1" draw:layer="backgroundobjects" svg:width="24.488cm" svg:height="5.173cm" svg:x="1.884cm" svg:y="4.4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88cm" svg:y="11.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presentation:date-time/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frame presentation:style-name="Default_20_1-title" draw:layer="backgroundobjects" svg:width="24.716cm" svg:height="2.51cm" svg:x="1.88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6" draw:layer="backgroundobjects" svg:width="1.673cm" svg:height="0.964cm" svg:x="0.616cm" svg:y="20.036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draw:line presentation:style-name="Mpr8" draw:text-style-name="MP3" draw:layer="backgroundobjects" svg:x1="0.616cm" svg:y1="19.965cm" svg:x2="27.385cm" svg:y2="19.965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presentation:style-name="Mpr11" draw:layer="backgroundobjects" svg:width="24.716cm" svg:height="2.51cm" svg:x="1.884cm" svg:y="0.837cm" presentation:class="title">
        <draw:text-box>
          <text:p>Click to edit the title text format</text:p>
        </draw:text-box>
      </draw:frame>
      <draw:frame presentation:style-name="Mpr12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line presentation:style-name="Mpr15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33.6cm" svg:height="21cm" svg:x="-5.6cm" svg:y="0cm">
        <draw:image xlink:href="Pictures/1000000000000780000004B083A03113.jp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8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8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21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presentation:style-name="Mpr22" draw:text-style-name="MP4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7" draw:layer="backgroundobjects" svg:width="17.116cm" svg:height="4.345cm" svg:x="5.442cm" svg:y="14.524cm">
        <draw:text-box>
          <text:p text:style-name="MP3"><text:span text:style-name="MT3">Join us on:</text:span></text:p>
          <text:p text:style-name="MP3"><text:span text:style-name="MT4"><text:line-break/></text:span><text:span text:style-name="MT4"><text:a xlink:href="http://www.opensuse.org/" xlink:type="simple">www.opensuse.org</text:a></text:span></text:p>
        </draw:text-box>
      </draw:frame>
      <draw:line presentation:style-name="Mpr23" draw:text-style-name="MP3" draw:layer="backgroundobjects" svg:x1="0.616cm" svg:y1="19.964cm" svg:x2="27.385cm" svg:y2="19.964cm">
        <text:p/>
      </draw:line>
      <draw:frame draw:style-name="Mgr3" draw:text-style-name="MP3" draw:layer="backgroundobjects" svg:width="9.595cm" svg:height="6.208cm" svg:x="9.204cm" svg:y="7.396cm">
        <draw:image xlink:href="Pictures/2000003D00002EDA00001E5C3B6FA24D.svm" xlink:type="simple" xlink:show="embed" xlink:actuate="onLoad">
          <text:p/>
        </draw:image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office:forms form:automatic-focus="false" form:apply-design-mode="false"/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6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27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line presentation:style-name="Mpr28" draw:text-style-name="MP3" draw:layer="backgroundobjects" svg:x1="0.616cm" svg:y1="19.964cm" svg:x2="27.385cm" svg:y2="19.964cm">
        <text:p/>
      </draw:line>
      <draw:frame draw:style-name="Mgr3" draw:text-style-name="MP3" draw:layer="backgroundobjects" svg:width="9.595cm" svg:height="6.208cm" svg:x="9.204cm" svg:y="7.396cm">
        <draw:image xlink:href="Pictures/2000003D00002EDA00001E5C3B6FA24D.svm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27T00:25:25</meta:creation-date>
    <meta:editing-duration>PT20H3M54S</meta:editing-duration>
    <meta:editing-cycles>25</meta:editing-cycles>
    <meta:generator>LibreOffice/3.6$Linux_X86_64 LibreOffice_project/360m1$Build-304</meta:generator>
    <meta:initial-creator>Ilmehtar </meta:initial-creator>
    <dc:date>2013-02-05T16:26:32</dc:date>
    <dc:creator>Marcel </dc:creator>
    <meta:document-statistic meta:object-count="115"/>
  </office:meta>
</office:document-meta>
</file>